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Text_20_body">
      <style:paragraph-properties fo:text-align="start" style:justify-single-word="false"/>
      <style:text-properties style:font-name="Georgia" officeooo:rsid="000fd27b" officeooo:paragraph-rsid="000fd27b"/>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officeooo:rsid="0016e02c" style:font-style-asian="italic" style:font-style-complex="italic"/>
    </style:style>
    <style:style style:name="T6" style:family="text">
      <style:text-properties fo:font-style="italic" officeooo:rsid="001c619c" style:font-style-asian="italic" style:font-style-complex="italic"/>
    </style:style>
    <style:style style:name="T7" style:family="text">
      <style:text-properties fo:font-style="normal" officeooo:rsid="0016e02c" style:font-style-asian="normal" style:font-style-complex="normal"/>
    </style:style>
    <style:style style:name="T8" style:family="text">
      <style:text-properties fo:font-style="normal" officeooo:rsid="00187f50" style:font-style-asian="normal" style:font-style-complex="normal"/>
    </style:style>
    <style:style style:name="T9" style:family="text">
      <style:text-properties fo:font-style="normal" officeooo:rsid="001887a0" style:font-style-asian="normal" style:font-style-complex="normal"/>
    </style:style>
    <style:style style:name="T10" style:family="text">
      <style:text-properties fo:font-style="normal" officeooo:rsid="001a1c88" style:font-style-asian="normal" style:font-style-complex="normal"/>
    </style:style>
    <style:style style:name="T11" style:family="text">
      <style:text-properties fo:font-style="normal" officeooo:rsid="001ad0bd" style:font-style-asian="normal" style:font-style-complex="normal"/>
    </style:style>
    <style:style style:name="T12" style:family="text">
      <style:text-properties fo:font-style="normal" officeooo:rsid="001b3dcc" style:font-style-asian="normal" style:font-style-complex="normal"/>
    </style:style>
    <style:style style:name="T13" style:family="text">
      <style:text-properties fo:font-style="normal" officeooo:rsid="001c619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p text:style-name="P5"><text:tab/><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5">inside</text:span><text:span text:style-name="T7">, where it’s safe!” He yelled. “Come back to the airlock at once. You’re under my protection until a rescue ship comes for you. You’re the leader of a world for heaven’s sake!”</text:span></text:p>
      <text:p text:style-name="P5"><text:span text:style-name="T7"><text:tab/></text:span><text:span text:style-name="T8">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8"><text:tab/></text:span><text:span text:style-name="T9">Jack nodded his approval. “Good, thank you Ketish.”</text:span></text:p>
      <text:p text:style-name="P5"><text:span text:style-name="T9"><text:tab/></text:span><text:span text:style-name="T10">Ketish scoffed. “Oh I did not do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10"><text:tab/>“Never mind that.” Jack said. “I can see you’re in the airlock. That’s all which matters. </text:span><text:span text:style-name="T11">I would appreciate it if you would come visit my office when you have a chance. Nothing too important, just need to catch up on some … paperwork with you.”</text:span></text:p>
      <text:p text:style-name="P5"><text:span text:style-name="T11"><text:tab/>Ketish sighed. “I’ll be there.” </text:span><text:span text:style-name="T12">Removing his helmet, Ketish breathed in the recycled air the station put forth. He was not a fan of </text:span><text:span text:style-name="T13">recycled air. Ketish preferred the air on Dubor not some crummy space station where he had no control over … </text:span><text:span text:style-name="T6">anything</text:span><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07T21:50:09.802266256">02/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7T21:50:09.726278670</dc:date>
    <meta:editing-duration>PT1H13M40S</meta:editing-duration>
    <meta:editing-cycles>23</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6" meta:word-count="453" meta:character-count="2457" meta:non-whitespace-character-count="2009"/>
  </office:meta>
</office:document-meta>
</file>